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Utils.getLongValue( final Map map , final Object key , lo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oolean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oolean( final Map map , final Object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pUtils.getInteger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String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ShortValue( final Map map , final Object key , shor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Double( Map map , Object key , Double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fixedSizeSorted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multiValu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lazyMap( Map map , Transformer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DoubleValue( final Map map , final Object key , double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Double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Long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predicatedSortedMap( SortedMap map , Predicate keyPred , Predicate valueP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logInfo( final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debugPrint( final PrintStream out , final Object label , final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fixedSiz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Byte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Number( Map map , Object key , Numbe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yte( Map map , Object key , Byte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typedSortedMap( SortedMap map , Class keyType ,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Float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Float( Map map , Object key , Floa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isEmpty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transformedSortedMap( Sorted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lazySortedMap( SortedMap map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Map( Map map , Object key , Map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invertMap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Utils.getShort( Map map , Object key , Shor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multiValueMap( Map map , Class collec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FloatValue( final Map map , final Object key , floa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toProperties( final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Utils.getIntValue( final Map map , final Object key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yte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Integer( Map map , Object key , Intege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Map( final Map map , final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String( Map map , Object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lazyMap( Map map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Int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synchroniz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Long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Float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verbosePrintInternal( final PrintStream out , final Object label , final Map map , final ArrayStack lineage , final boolean debu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MapUtils.getBooleanValue( final Map map , final Object key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yteValue( final Map map , final Object key , byte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verbosePrint( final PrintStream out , final Object label , final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lazySortedMap( SortedMap map , Transformer transform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populateMap( Map map , Collection collection , Transformer keyTransformer , Transformer value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unmodifiabl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populateMap( Map map , Collection collection , Transformer key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unmodifiableSorted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Object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Utils.typedMap( Map map , Class keyType ,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safeAddToMap( Map map ,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Boolean( Map map , Object key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order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getNumber( final Map map , final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pUtils.putAll( Map map , Object [ ] arra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apUtils.multiValueMap( Map map , Factory coll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synchronizedSortedMap( Sort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predicatedMap( Map map , Predicate keyPred , Predicate valueP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isNotEmpty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printIndent( final PrintStream out , final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Utils.getShort( final Map map , final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getDouble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ShortValue( final Map map ,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Map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Utils.getLong( Map map , Object key , Lo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Utils.getObject( Map map , Object key ,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Utils.transformedMap( Map map , Transformer keyTransformer , Transformer value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Utils.toMap( final ResourceBundle resource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